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89aa" officeooo:paragraph-rsid="000e89aa"/>
    </style:style>
    <style:style style:name="P2" style:family="paragraph" style:parent-style-name="Title">
      <style:text-properties officeooo:rsid="000e89aa" officeooo:paragraph-rsid="000e89aa"/>
    </style:style>
    <style:style style:name="P3" style:family="paragraph" style:parent-style-name="Subtitle">
      <style:text-properties officeooo:rsid="000e89aa" officeooo:paragraph-rsid="000e89aa"/>
    </style:style>
    <style:style style:name="P4" style:family="paragraph">
      <style:paragraph-properties fo:text-align="center"/>
      <style:text-properties fo:font-size="12pt"/>
    </style:style>
    <style:style style:name="P5" style:family="paragraph">
      <style:paragraph-properties fo:text-align="center"/>
    </style:style>
    <style:style style:name="P6" style:family="paragraph">
      <style:text-properties fo:font-size="12pt"/>
    </style:style>
    <style:style style:name="T1"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3465a4"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cc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388cm"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 Design</text:p>
      <text:p text:style-name="P3">Draft 1</text:p>
      <text:p text:style-name="P1"/>
      <text:p text:style-name="P1">This system design document discusses the general design of the overall design of my OS, it will not include the designs for each component as these will be produced near to the time of implementation, See my 'Project approach' document for details.</text:p>
      <text:p text:style-name="P1"/>
      <text:p text:style-name="P1"><draw:rect text:anchor-type="paragraph" draw:z-index="0" draw:style-name="gr1" draw:text-style-name="P4" svg:width="14.579cm" svg:height="2.384cm" svg:x="1.909cm" svg:y="9.28cm"><text:p/></draw:rect><draw:frame text:anchor-type="paragraph" draw:z-index="1" draw:style-name="gr2" svg:width="2.045cm" svg:height="0.976cm" svg:x="0.466cm" svg:y="9.793cm"><draw:text-box><text:p>Kernal Space</text:p></draw:text-box></draw:frame><draw:rect text:anchor-type="paragraph" draw:z-index="2" draw:style-name="gr3" draw:text-style-name="P5" svg:width="14.579cm" svg:height="2.237cm" svg:x="1.907cm" svg:y="6.756cm"><text:p/></draw:rect><draw:frame text:anchor-type="paragraph" draw:z-index="3" draw:style-name="gr4" svg:width="2.862cm" svg:height="1.463cm" svg:x="0.346cm" svg:y="7.1cm"><draw:text-box><text:p>Protected</text:p><text:p>User</text:p><text:p>Space</text:p></draw:text-box></draw:frame><draw:rect text:anchor-type="paragraph" draw:z-index="4" draw:style-name="gr5" draw:text-style-name="P5" svg:width="14.553cm" svg:height="2.405cm" svg:x="1.909cm" svg:y="4.14cm"><text:p/></draw:rect><draw:frame text:anchor-type="paragraph" draw:z-index="5" draw:style-name="gr6" svg:width="1.421cm" svg:height="1.389cm" svg:x="0.321cm" svg:y="5.103cm"><draw:text-box><text:p>User</text:p><text:p>Space</text:p></draw:text-box></draw:frame><draw:rect text:anchor-type="paragraph" draw:z-index="6" draw:style-name="gr7" draw:text-style-name="P4" svg:width="13.087cm" svg:height="1.685cm" svg:x="2.535cm" svg:y="4.501cm"><text:p text:style-name="P4">User Space Applications (Pong, Notes, Time)</text:p></draw:rect><draw:rect text:anchor-type="paragraph" draw:z-index="7" draw:style-name="gr7" draw:text-style-name="P5" svg:width="7.578cm" svg:height="1.579cm" svg:x="2.558cm" svg:y="7.1cm"><text:p text:style-name="P5">Kernal application processes </text:p><text:p text:style-name="P5">(Window manager, process manager)</text:p></draw:rect><draw:rect text:anchor-type="paragraph" draw:z-index="8" draw:style-name="gr8" draw:text-style-name="P5" svg:width="4.476cm" svg:height="0.722cm" svg:x="11.746cm" svg:y="9.648cm"><text:p text:style-name="P5">Memory manager</text:p></draw:rect><draw:rect text:anchor-type="paragraph" draw:z-index="9" draw:style-name="gr7" draw:text-style-name="P5" svg:width="4.883cm" svg:height="1.564cm" svg:x="2.702cm" svg:y="9.745cm"><text:p text:style-name="P5">Scheduler</text:p></draw:rect><draw:frame text:anchor-type="paragraph" draw:z-index="10" draw:style-name="gr9" svg:width="2.262cm" svg:height="0.699cm" svg:x="0.346cm" svg:y="2.023cm"><draw:text-box><text:p>Key</text:p></draw:text-box></draw:frame><draw:rect text:anchor-type="paragraph" draw:z-index="11" draw:style-name="gr7" draw:text-style-name="P5" svg:width="1.878cm" svg:height="0.571cm" svg:x="1.379cm" svg:y="2.023cm"><text:p text:style-name="P5">Processes</text:p></draw:rect><draw:rect text:anchor-type="paragraph" draw:z-index="12" draw:style-name="gr8" draw:text-style-name="P5" svg:width="2.287cm" svg:height="0.555cm" svg:x="1.355cm" svg:y="2.722cm"><text:p text:style-name="P5">Sub systmes</text:p></draw:rect><draw:rect text:anchor-type="paragraph" draw:z-index="13" draw:style-name="gr8" draw:text-style-name="P5" svg:width="3.802cm" svg:height="1.611cm" svg:x="7.729cm" svg:y="9.763cm"><text:p text:style-name="P5">Process Launcher</text:p></draw:rect><draw:rect text:anchor-type="paragraph" draw:z-index="14" draw:style-name="gr1" draw:text-style-name="P5" svg:width="0.121cm" svg:height="0.003cm" svg:x="0.466cm" svg:y="10.585cm"><text:p/></draw:rect><draw:rect text:anchor-type="paragraph" draw:z-index="15" draw:style-name="gr8" draw:text-style-name="P5" svg:width="4.523cm" svg:height="0.627cm" svg:x="11.696cm" svg:y="10.707cm"><text:p text:style-name="P5">Interupt handler</text:p></draw:rect><draw:custom-shape text:anchor-type="paragraph" draw:z-index="16" draw:style-name="gr10" svg:width="1.758cm" svg:height="3.705cm" svg:x="14.247cm" svg:y="6.066cm"><text:p>Request</text:p><text:p>Memory</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10" draw:text-style-name="P6" svg:width="1.736cm" svg:height="4.245cm" svg:x="10.135cm" svg:y="6.01cm"><text:p><text:span text:style-name="T1">Launch</text:span></text:p><text:p><text:span text:style-name="T1">Processes</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10" svg:width="4.978cm" svg:height="0.987cm" svg:x="6.962cm" svg:y="10.876cm"><text:p>Schedule next progra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10" svg:width="3.705cm" svg:height="0.892cm" svg:x="3.953cm" svg:y="1.977cm"><text:p>Call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style-name="gr10" svg:width="2.886cm" svg:height="1.853cm" svg:x="3.93cm" svg:y="5.657cm"><text:p>Request</text:p><text:p>Screen</text:p><text:p>Space</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10" svg:width="3.296cm" svg:height="1.518cm" svg:x="3.858cm" svg:y="8.558cm"><text:p>Kill</text:p><text:p>Process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he system will have a number of execution levels, processes and sub-systems that work together to provide the target system, below is a description of how they fit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4-09-23T14:25:29.275448371</meta:creation-date>
    <dc:date>2014-09-23T15:06:44.873549963</dc:date>
    <dc:creator>Michael </dc:creator>
    <meta:editing-duration>PT10M5S</meta:editing-duration>
    <meta:editing-cycles>1</meta:editing-cycles>
    <meta:document-statistic meta:table-count="0" meta:image-count="0" meta:object-count="0" meta:page-count="1" meta:paragraph-count="4" meta:word-count="75" meta:character-count="443" meta:non-whitespace-character-count="372"/>
    <meta:generator>LibreOffice/4.2.6.3$Linux_X86_64 LibreOffice_project/420m0$Build-3</meta:generator>
  </office:meta>
</office:document-meta>
</file>